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Heading_20_1" style:master-page-name="First_20_Page">
      <style:paragraph-properties style:page-number="auto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2" text:outline-level="1"><text:bookmark-start text:name="__RefHeading__28635_1995092607"/>Resultados<text:bookmark-end text:name="__RefHeading__28635_1995092607"/></text:h>
      <text:p text:style-name="P1"/>
      <text:h text:style-name="Heading_20_2" text:outline-level="2">Testes Computacionais</text:h>
      <text:p text:style-name="Text_20_body">Nos testes computacionais, diferentemente de problemas reais, o ótimo global é conhecido. Portanto o resultado que utilizaremos para a análise, e todos os dados apresentados a seguir se tratam do erro das soluções em relação ao ótimo.</text:p>
      <text:p text:style-name="Text_20_body">Todas os testes foram realizados para <office:annotation><dc:creator>Juliano </dc:creator><dc:date>2015-07-06T17:19:00</dc:date><text:p text:style-name="P3"><text:span text:style-name="T1">Numero de execuções</text:span></text:p></office:annotation>N execuções independentes de cada algorítimo para uma mesma configuração de parâmetros. Serão apresentados os resultados para cada um dos parâmetros e o gráfico de comparação entre os melhores resultados de cada algoritmos</text:p>
      <text:p text:style-name="Text_20_body"/>
      <text:h text:style-name="Heading_20_3" text:outline-level="3">Erro médio vs Erro Logarítmico médio</text:h>
      <text:p text:style-name="Text_20_body">Em testes computacionais em funções continuas, é possível chegar arbitráriamente próximo ao ótimo global dado um número suficiente de execuções, mas devido à natureza estocástica dos algoritmos também é possível que as populações estagnem em ordens de grandeza muito diferentes, diante disso decidimos utilizar como parametro de comparação o erro logarítmico médio (MLE) em vez do erro médio (ME) como podes ser visto na <office:annotation><dc:creator>Juliano </dc:creator><dc:date>2015-07-07T08:24:37</dc:date><text:p text:style-name="P4"><text:span text:style-name="T2">Inserir figura</text:span></text:p></office:annotation>figura, a natureza da execução fica muito mais clara se representada dessa forma pois as piores execuções dominam a média simples ofuscando o resultado real.</text:p>
      <text:p text:style-name="Text_20_body"/>
      <text:p text:style-name="Text_20_body">figura ME vs MLE</text:p>
      <text:p text:style-name="Text_20_body"/>
      <text:h text:style-name="Heading_20_3" text:outline-level="3">Sphere</text:h>
      <text:p text:style-name="Text_20_body">Tabela</text:p>
      <text:p text:style-name="Text_20_body">Figura</text:p>
      <text:h text:style-name="Heading_20_3" text:outline-level="3">Ackley</text:h>
      <text:p text:style-name="Text_20_body">Tabela</text:p>
      <text:p text:style-name="Text_20_body">Figura</text:p>
      <text:h text:style-name="Heading_20_3" text:outline-level="3">Opt</text:h>
      <text:p text:style-name="Text_20_body">Tabela</text:p>
      <text:p text:style-name="Text_20_body">Figura</text:p>
      <text:h text:style-name="Heading_20_4" text:outline-level="4">Holder</text:h>
      <text:p text:style-name="Text_20_body">Tabela</text:p>
      <text:p text:style-name="Text_20_body"><text:soft-page-break/>Figura</text:p>
      <text:p text:style-name="Text_20_body"/>
      <text:h text:style-name="Heading_20_2" text:outline-level="2">Resultados Experimentais</text:h>
      <text:p text:style-name="Text_20_body"/>
      <text:p text:style-name="Text_20_body">Diferentemente dos resultados anteriores, não é possível saber a priori o ótimo global do problema proposto, portanto os resultados apresentados são a porcentagem da BER em relação à uma baseline obtida do <office:annotation><dc:creator>Juliano </dc:creator><dc:date>2015-07-07T08:32:09</dc:date><text:p text:style-name="P4"><text:span text:style-name="T2">Prŕ FEC?</text:span></text:p></office:annotation>sistema sem filtro.</text:p>
      <text:p text:style-name="Text_20_body"/>
      <text:p text:style-name="Text_20_body">Tabela</text:p>
      <text:p text:style-name="Text_20_body">Figura</text:p>
      <text:p text:style-name="Text_20_body"/>
      <text:h text:style-name="Heading_20_2" text:outline-level="2">Função Objetivo</text:h>
      <text:p text:style-name="Text_20_body">Utilizando os resultados obtidos em <office:annotation><dc:creator>Juliano </dc:creator><dc:date>2015-07-07T08:33:51</dc:date><text:p text:style-name="P4"><text:span text:style-name="T2">Link para resultados experimentais</text:span></text:p></office:annotatio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07T08:34:26</dc:date>
    <dc:creator>Juliano </dc:creator>
    <meta:editing-duration>P1DT23H31M34S</meta:editing-duration>
    <meta:editing-cycles>126</meta:editing-cycles>
    <meta:generator>LibreOffice/3.5$Linux_X86_64 LibreOffice_project/350m1$Build-2</meta:generator>
    <meta:document-statistic meta:table-count="0" meta:image-count="0" meta:object-count="0" meta:page-count="2" meta:paragraph-count="25" meta:word-count="249" meta:character-count="1596" meta:non-whitespace-character-count="1374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